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085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1.392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2.224cm"/>
    </style:style>
    <style:style style:name="co15" style:family="table-column">
      <style:table-column-properties fo:break-before="auto" style:column-width="2.475cm"/>
    </style:style>
    <style:style style:name="co16" style:family="table-column">
      <style:table-column-properties fo:break-before="auto" style:column-width="6.165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EnvironmentType</text:p>
          </table:table-cell>
          <table:table-cell office:value-type="string">
            <text:p>RoomType</text:p>
          </table:table-cell>
          <table:table-cell office:value-type="string">
            <text:p>EffectVolume</text:p>
          </table:table-cell>
          <table:table-cell office:value-type="string">
            <text:p>DecayTime</text:p>
          </table:table-cell>
          <table:table-cell office:value-type="string">
            <text:p>Damping</text:p>
          </table:table-cell>
          <table:table-cell office:value-type="string">
            <text:p>Size</text:p>
          </table:table-cell>
          <table:table-cell office:value-type="string">
            <text:p>Diffusion</text:p>
          </table:table-cell>
          <table:table-cell office:value-type="string">
            <text:p>Room</text:p>
          </table:table-cell>
          <table:table-cell office:value-type="string">
            <text:p>RoomHF</text:p>
          </table:table-cell>
          <table:table-cell office:value-type="string">
            <text:p>DecayHFRatio</text:p>
          </table:table-cell>
          <table:table-cell office:value-type="string">
            <text:p>Reflections</text:p>
          </table:table-cell>
          <table:table-cell office:value-type="string">
            <text:p>ReflectionsDelay</text:p>
          </table:table-cell>
          <table:table-cell office:value-type="string">
            <text:p>Reverb</text:p>
          </table:table-cell>
          <table:table-cell office:value-type="string">
            <text:p>ReverbDelay</text:p>
          </table:table-cell>
          <table:table-cell office:value-type="string">
            <text:p>RoomRolloff</text:p>
          </table:table-cell>
          <table:table-cell office:value-type="string">
            <text:p>AirAbsorption</text:p>
          </table:table-cell>
          <table:table-cell office:value-type="string">
            <text:p>DisplayText</text:p>
          </table:table-cell>
        </table:table-row>
        <table:table-row table:style-name="ro1">
          <table:table-cell office:value-type="string">
            <text:p>Default</text:p>
          </table:table-cell>
          <table:table-cell office:value-type="string">
            <text:p>MOUNTAINS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250">
            <text:p>-2250</text:p>
          </table:table-cell>
          <table:table-cell office:value-type="float" office:value="0.07">
            <text:p>0,07</text:p>
          </table:table-cell>
          <table:table-cell office:value-type="float" office:value="-2500">
            <text:p>-2500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WESTRING_SNDENV_DEFAULT</text:p>
          </table:table-cell>
        </table:table-row>
        <table:table-row table:style-name="ro1">
          <table:table-cell office:value-type="string">
            <text:p>lake</text:p>
          </table:table-cell>
          <table:table-cell office:value-type="string">
            <text:p>PLA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WESTRING_SNDENV_LAKE</text:p>
          </table:table-cell>
        </table:table-row>
        <table:table-row table:style-name="ro1">
          <table:table-cell office:value-type="string">
            <text:p>psychotic</text:p>
          </table:table-cell>
          <table:table-cell office:value-type="string">
            <text:p>PSYCHOTIC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table:number-columns-repeated="5"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STRING_SNDENV_PSYCHOTIC</text:p>
          </table:table-cell>
        </table:table-row>
        <table:table-row table:style-name="ro1">
          <table:table-cell office:value-type="string">
            <text:p>Dungeon</text:p>
          </table:table-cell>
          <table:table-cell office:value-type="string">
            <text:p>MOUNTAINS</text:p>
          </table:table-cell>
          <table:table-cell office:value-type="float" office:value="1">
            <text:p>1</text:p>
          </table:table-cell>
          <table:table-cell office:value-type="float" office:value="3.2">
            <text:p>3,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00">
            <text:p>-1000</text:p>
          </table:table-cell>
          <table:table-cell office:value-type="float" office:value="0.05">
            <text:p>0,05</text:p>
          </table:table-cell>
          <table:table-cell office:value-type="float" office:value="-1300">
            <text:p>-1300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string">
            <text:p>WESTRING_SNDENV_DUNGE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1">01.12.2010</text:date>, <text:time>12:36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01T12:36:51.78</dc:date>
    <meta:document-statistic meta:table-count="1" meta:cell-count="85" meta:object-count="0"/>
    <meta:generator>OpenOffice.org/3.2$Win32 OpenOffice.org_project/320m18$Build-9502</meta:generator>
  </office:meta>
</office:document-meta>
</file>